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937" officeooo:paragraph-rsid="000719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s<text:line-break/><text:line-break/>Identificador (id (primary key), matricula(Foreing Key))</text:p>
      <text:p text:style-name="P1"/>
      <text:p text:style-name="P1">Registo(num(PK), entrada , saida, codP(FK), id(FK))</text:p>
      <text:p text:style-name="P1"/>
      <text:p text:style-name="P1">Viatura(matricula(PK), NIF(FK), idTV(FK))</text:p>
      <text:p text:style-name="P1"/>
      <text:p text:style-name="P1">Utente(NIF(PK))</text:p>
      <text:p text:style-name="P1"/>
      <text:p text:style-name="P1">TipoViatura(tipo(PK), descricao)</text:p>
      <text:p text:style-name="P1"/>
      <text:p text:style-name="P1">Parque (codP(PK), descricao)</text:p>
      <text:p text:style-name="P1"/>
      <text:p text:style-name="P1">TabelaPreco(codP(PK)(FK), idTV(PK)(FK), preco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7T11:29:05.955216722</meta:creation-date>
    <meta:editing-duration>PT32S</meta:editing-duration>
    <meta:editing-cycles>2</meta:editing-cycles>
    <meta:generator>LibreOffice/6.4.7.2$Linux_X86_64 LibreOffice_project/40$Build-2</meta:generator>
    <dc:date>2023-12-07T11:29:36.402668012</dc:date>
    <meta:document-statistic meta:table-count="0" meta:image-count="0" meta:object-count="0" meta:page-count="1" meta:paragraph-count="7" meta:word-count="25" meta:character-count="278" meta:non-whitespace-character-count="259"/>
  </office:meta>
</office:document-meta>
</file>